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eec" officeooo:paragraph-rsid="001c5eec"/>
    </style:style>
    <style:style style:name="P2" style:family="paragraph" style:parent-style-name="Standard">
      <style:text-properties officeooo:paragraph-rsid="001c5eec"/>
    </style:style>
    <style:style style:name="P3" style:family="paragraph" style:parent-style-name="Standard">
      <style:text-properties officeooo:rsid="001d9f11" officeooo:paragraph-rsid="001d9f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doop1@hadoop1-VirtualBox:~$ cd /home/hadoop1/hadoop</text:p>
      <text:p text:style-name="Standard">hadoop1@hadoop1-VirtualBox:~/hadoop$ ls</text:p>
      <text:p text:style-name="Standard">apache-hive-3.1.2-bin.tar.gz <text:s/>lib <text:s text:c="13"/>LICENSE.txt <text:s text:c="3"/>README.txt</text:p>
      <text:p text:style-name="Standard">bin <text:s text:c="26"/>libexec <text:s text:c="9"/>logs <text:s text:c="10"/>sbin</text:p>
      <text:p text:style-name="Standard">etc <text:s text:c="26"/>LICENSE-binary <text:s text:c="2"/>NOTICE-binary <text:s/>share</text:p>
      <text:p text:style-name="Standard">include <text:s text:c="22"/>licenses-binary <text:s/>NOTICE.txt</text:p>
      <text:p text:style-name="Standard">hadoop1@hadoop1-VirtualBox:~/hadoop$ cd sbin/</text:p>
      <text:p text:style-name="Standard">hadoop1@hadoop1-VirtualBox:~/hadoop/sbin$ ls</text:p>
      <text:p text:style-name="Standard">distribute-exclude.sh <text:s text:c="3"/>start-all.sh <text:s text:c="8"/>stop-balancer.sh</text:p>
      <text:p text:style-name="Standard">FederationStateStore <text:s text:c="4"/>start-balancer.sh <text:s text:c="3"/>stop-dfs.cmd</text:p>
      <text:p text:style-name="Standard">hadoop-daemon.sh <text:s text:c="8"/>start-dfs.cmd <text:s text:c="7"/>stop-dfs.sh</text:p>
      <text:p text:style-name="Standard">hadoop-daemons.sh <text:s text:c="7"/>start-dfs.sh <text:s text:c="8"/>stop-secure-dns.sh</text:p>
      <text:p text:style-name="Standard">httpfs.sh <text:s text:c="15"/>start-secure-dns.sh <text:s/>stop-yarn.cmd</text:p>
      <text:p text:style-name="Standard">kms.sh <text:s text:c="18"/>start-yarn.cmd <text:s text:c="6"/>stop-yarn.sh</text:p>
      <text:p text:style-name="Standard">mr-jobhistory-daemon.sh <text:s/>start-yarn.sh <text:s text:c="7"/>workers.sh</text:p>
      <text:p text:style-name="Standard">refresh-namenodes.sh <text:s text:c="4"/>stop-all.cmd <text:s text:c="8"/>yarn-daemon.sh</text:p>
      <text:p text:style-name="Standard">start-all.cmd <text:s text:c="11"/>stop-all.sh <text:s text:c="9"/>yarn-daemons.sh</text:p>
      <text:p text:style-name="Standard">hadoop1@hadoop1-VirtualBox:~/hadoop/sbin$ ./start-all.sh </text:p>
      <text:p text:style-name="Standard">WARNING: Attempting to start all Apache Hadoop daemons as hadoop1 in 10 seconds.</text:p>
      <text:p text:style-name="Standard">WARNING: This is not a recommended production deployment configuration.</text:p>
      <text:p text:style-name="Standard">WARNING: Use CTRL-C to abort.</text:p>
      <text:p text:style-name="Standard">Starting namenodes on [localhost]</text:p>
      <text:p text:style-name="Standard">Starting datanodes</text:p>
      <text:p text:style-name="Standard">Starting secondary namenodes [hadoop1-VirtualBox]</text:p>
      <text:p text:style-name="Standard">Starting resourcemanager</text:p>
      <text:p text:style-name="Standard">Starting nodemanagers</text:p>
      <text:p text:style-name="Standard">hadoop1@hadoop1-VirtualBox:~/hadoop/sbin$ ./start-yarn.sh </text:p>
      <text:p text:style-name="Standard">Starting resourcemanager</text:p>
      <text:p text:style-name="Standard">resourcemanager is running as process 3549. <text:s/>Stop it first and ensure /tmp/hadoop-hadoop1-resourcemanager.pid file is empty before retry.</text:p>
      <text:p text:style-name="Standard">Starting nodemanagers</text:p>
      <text:p text:style-name="Standard">localhost: nodemanager is running as process 3675. <text:s/>Stop it first and ensure /tmp/hadoop-hadoop1-nodemanager.pid file is empty before retry.</text:p>
      <text:p text:style-name="Standard">pdsh@hadoop1-VirtualBox: localhost: ssh exited with exit code 1</text:p>
      <text:p text:style-name="Standard"><text:s/>hadoop1@hadoop1-VirtualBox:~/hadoop/sbin$ jps</text:p>
      <text:p text:style-name="Standard">2931 NameNode</text:p>
      <text:p text:style-name="Standard">4407 Jps</text:p>
      <text:p text:style-name="Standard">3082 DataNode</text:p>
      <text:p text:style-name="Standard">3307 SecondaryNameNode</text:p>
      <text:p text:style-name="P2">3675 NodeManager</text:p>
      <text:p text:style-name="P2"/>
      <text:p text:style-name="P2"/>
      <text:p text:style-name="P2">hadoop1@hadoop1-VirtualBox:~/hadoop/sbin$ hdfs dfs -ls /</text:p>
      <text:p text:style-name="Standard">Found 9 items</text:p>
      <text:p text:style-name="Standard">drwxr-xr-x <text:s text:c="2"/>- hadoop1 supergroup <text:s text:c="9"/>0 2024-03-31 21:10 /matrix_mul</text:p>
      <text:p text:style-name="Standard">drwxr-xr-x <text:s text:c="2"/>- hadoop1 supergroup <text:s text:c="9"/>0 2024-04-01 15:57 /matrix_output1</text:p>
      <text:p text:style-name="Standard">drwxr-xr-x <text:s text:c="2"/>- hadoop1 supergroup <text:s text:c="9"/>0 2024-04-01 15:59 /matrix_output2</text:p>
      <text:p text:style-name="Standard">-rw-r--r-- <text:s text:c="2"/>1 hadoop1 supergroup <text:s text:c="8"/>17 2024-03-31 21:44 /pigexample</text:p>
      <text:p text:style-name="Standard">drwxrwxr-x <text:s text:c="2"/>- hadoop1 supergroup <text:s text:c="9"/>0 2024-03-31 21:46 /tmp</text:p>
      <text:p text:style-name="Standard">drwxr-xr-x <text:s text:c="2"/>- hadoop1 supergroup <text:s text:c="9"/>0 2024-03-27 18:38 /user</text:p>
      <text:p text:style-name="Standard">drwxr-xr-x <text:s text:c="2"/>- hadoop1 supergroup <text:s text:c="9"/>0 2024-03-31 18:20 /wc_in_python</text:p>
      <text:p text:style-name="Standard">drwxr-xr-x <text:s text:c="2"/>- hadoop1 supergroup <text:s text:c="9"/>0 2024-04-01 14:33 /word_count_input</text:p>
      <text:p text:style-name="Standard"><text:soft-page-break/>drwxr-xr-x <text:s text:c="2"/>- hadoop1 supergroup <text:s text:c="9"/>0 2024-04-01 14:47 /word_count_output</text:p>
      <text:p text:style-name="Standard">3549 ResourceManager</text:p>
      <text:p text:style-name="Standard"/>
      <text:p text:style-name="Standard"/>
      <text:p text:style-name="P1">hadoop1@hadoop1-VirtualBox:~/hadoop/sbin$ hdfs dfs -cat /word_count_input/sample.txt</text:p>
      <text:p text:style-name="P1">My first program in hadoop and </text:p>
      <text:p text:style-name="P1">map reduce algorithm works on hadoop framework</text:p>
      <text:p text:style-name="P1"/>
      <text:p text:style-name="P1"/>
      <text:p text:style-name="P1"/>
      <text:p text:style-name="P1">hadoop1@hadoop1-VirtualBox:~/hadoop/sbin$ hdfs dfs -rmr /word_count_input</text:p>
      <text:p text:style-name="P1">rmr: DEPRECATED: Please use '-rm -r' instead.</text:p>
      <text:p text:style-name="P1">Deleted /word_count_inputhadoop1@hadoop1-VirtualBox:~/hadoop/sbin$ hdfs dfs -ls /wc_in_python/wc_output/</text:p>
      <text:p text:style-name="P1">Found 2 items</text:p>
      <text:p text:style-name="P1">-rw-r--r-- <text:s text:c="2"/>1 hadoop1 supergroup <text:s text:c="9"/>0 2024-03-31 18:20 /wc_in_python/wc_output/_SUCCESS</text:p>
      <text:p text:style-name="P1">-rw-r--r-- <text:s text:c="2"/>1 hadoop1 supergroup <text:s text:c="7"/>199 2024-03-31 18:20 /wc_in_python/wc_output/part-00000</text:p>
      <text:p text:style-name="P1"/>
      <text:p text:style-name="P1"/>
      <text:p text:style-name="P1"/>
      <text:p text:style-name="P1">hadoop1@hadoop1-VirtualBox:~/hadoop/sbin$ hdfs dfs -cat /wc_in_python/wc_output/part-00000</text:p>
      <text:p text:style-name="P1">My<text:tab/>1</text:p>
      <text:p text:style-name="P1">algorithm<text:tab/>1</text:p>
      <text:p text:style-name="P1">My<text:tab/>1</text:p>
      <text:p text:style-name="P1">and<text:tab/>1</text:p>
      <text:p text:style-name="P1">algorithm<text:tab/>1</text:p>
      <text:p text:style-name="P1">first<text:tab/>1</text:p>
      <text:p text:style-name="P1">and<text:tab/>1</text:p>
      <text:p text:style-name="P1">framework<text:tab/>1</text:p>
      <text:p text:style-name="P1">first<text:tab/>1</text:p>
      <text:p text:style-name="P1">hadoop<text:tab/>1</text:p>
      <text:p text:style-name="P1">framework<text:tab/>1</text:p>
      <text:p text:style-name="P1">hadoop<text:tab/>1</text:p>
      <text:p text:style-name="P1">in<text:tab/>1</text:p>
      <text:p text:style-name="P1">hadoop<text:tab/>2</text:p>
      <text:p text:style-name="P1">map<text:tab/>1</text:p>
      <text:p text:style-name="P1">in<text:tab/>1</text:p>
      <text:p text:style-name="P1">on<text:tab/>1</text:p>
      <text:p text:style-name="P1">map<text:tab/>1</text:p>
      <text:p text:style-name="P1">program<text:tab/>1</text:p>
      <text:p text:style-name="P1">on<text:tab/>1</text:p>
      <text:p text:style-name="P1">reduce<text:tab/>1</text:p>
      <text:p text:style-name="P1">program<text:tab/>1</text:p>
      <text:p text:style-name="P1">works<text:tab/>1</text:p>
      <text:p text:style-name="P1">reduce<text:tab/>1</text:p>
      <text:p text:style-name="P1">works<text:tab/>1</text:p>
      <text:p text:style-name="P1"/>
      <text:p text:style-name="P1"/>
      <text:p text:style-name="P1"/>
      <text:p text:style-name="P3">Matrix Multiplication</text:p>
      <text:p text:style-name="P3"/>
      <text:p text:style-name="P3">hadoop1@hadoop1-VirtualBox:~$ ls</text:p>
      <text:p text:style-name="P3"><text:soft-page-break/>apache-hive-3.1.2-bin <text:s text:c="8"/>Downloads <text:s text:c="11"/>Matrix_Mapper.py <text:s text:c="2"/>pig-0.17.0 <text:s text:c="12"/>Public <text:s text:c="5"/>Videos</text:p>
      <text:p text:style-name="P3">apache-hive-3.1.2-bin.tar.gz <text:s/>hadoop <text:s text:c="14"/>Matrix_Reducer.py <text:s/>pig-0.17.0.tar.gz <text:s text:c="5"/>reducer.py</text:p>
      <text:p text:style-name="P3">derby.log <text:s text:c="20"/>hadoop-3.3.3.tar.gz <text:s/>metastore_db <text:s text:c="6"/>pig_1711901446868.log <text:s/>sample.txt</text:p>
      <text:p text:style-name="P3">Desktop <text:s text:c="22"/>hadoopdata <text:s text:c="10"/>Music <text:s text:c="13"/>pig_1711966997226.log <text:s/>snap</text:p>
      <text:p text:style-name="P3">dfsdata <text:s text:c="22"/>mapper.py <text:s text:c="11"/>Pictures <text:s text:c="10"/>pig_1711973601092.log <text:s/>Templates</text:p>
      <text:p text:style-name="P3">Documents <text:s text:c="20"/>matrix_input.txt <text:s text:c="4"/>pig <text:s text:c="15"/>pig_sample.txt <text:s text:c="8"/>tmpdata</text:p>
      <text:p text:style-name="P3">hadoop1@hadoop1-VirtualBox:~$ cat matrix_input.txt | python3 Matrix_Mapper.py </text:p>
      <text:p text:style-name="P3">a<text:tab/>,0,0,1</text:p>
      <text:p text:style-name="P3">a<text:tab/>,0,1,2</text:p>
      <text:p text:style-name="P3">a<text:tab/>,1,0,3</text:p>
      <text:p text:style-name="P3">a<text:tab/>,1,1,4</text:p>
      <text:p text:style-name="P3">b<text:tab/>,0,0,1</text:p>
      <text:p text:style-name="P3">b<text:tab/>,0,1,1</text:p>
      <text:p text:style-name="P3">b<text:tab/>,1,0,1</text:p>
      <text:p text:style-name="P3">b<text:tab/>,1,1,1</text:p>
      <text:p text:style-name="P3">hadoop1@hadoop1-VirtualBox:~$ cat matrix_input.txt | python3 Matrix_Mapper.py | sort | python3 Matrix_Reducer.py </text:p>
      <text:p text:style-name="P3">(0,1)<text:tab/>6</text:p>
      <text:p text:style-name="P3">(1,1)<text:tab/>14</text:p>
      <text:p text:style-name="P3"/>
      <text:p text:style-name="P3"/>
      <text:p text:style-name="P3"/>
      <text:p text:style-name="P3">hadoop1@hadoop1-VirtualBox:~$ hadoop jar /home/hadoop1/hadoop/share/hadoop/tools/lib/hadoop-streaming-3.3.3.jar -input /matrix_mul/matrix_input.txt -output /matrix_output -file /home/hadoop1/Matrix_Mapper.py -mapper "python3 Matrix_Mapper.py" -file /home/hadoop1/Matrix_Reducer.py -reducer "python3 Matrix_Reducer.py"</text:p>
      <text:p text:style-name="P3">2024-04-07 15:15:42,895 WARN streaming.StreamJob: -file option is deprecated, please use generic option -files instead.</text:p>
      <text:p text:style-name="P3">packageJobJar: [/home/hadoop1/Matrix_Mapper.py, /home/hadoop1/Matrix_Reducer.py, /tmp/hadoop-unjar3671448501536317441/] [] /tmp/streamjob7025803095196892223.jar tmpDir=null</text:p>
      <text:p text:style-name="P3">2024-04-07 15:15:44,097 INFO client.DefaultNoHARMFailoverProxyProvider: Connecting to ResourceManager at /127.0.0.1:8032</text:p>
      <text:p text:style-name="P3">2024-04-07 15:15:44,388 INFO client.DefaultNoHARMFailoverProxyProvider: Connecting to ResourceManager at /127.0.0.1:8032</text:p>
      <text:p text:style-name="P3">2024-04-07 15:15:44,797 INFO mapreduce.JobResourceUploader: Disabling Erasure Coding for path: /tmp/hadoop-yarn/staging/hadoop1/.staging/job_1712475447562_0007</text:p>
      <text:p text:style-name="P3">2024-04-07 15:15:45,497 INFO mapred.FileInputFormat: Total input files to process : 1</text:p>
      <text:p text:style-name="P3">2024-04-07 15:15:46,096 INFO mapreduce.JobSubmitter: number of splits:2</text:p>
      <text:p text:style-name="P3">2024-04-07 15:15:46,404 INFO mapreduce.JobSubmitter: Submitting tokens for job: job_1712475447562_0007</text:p>
      <text:p text:style-name="P3">2024-04-07 15:15:46,404 INFO mapreduce.JobSubmitter: Executing with tokens: []</text:p>
      <text:p text:style-name="P3">2024-04-07 15:15:46,764 INFO conf.Configuration: resource-types.xml not found</text:p>
      <text:p text:style-name="P3">2024-04-07 15:15:46,764 INFO resource.ResourceUtils: Unable to find 'resource-types.xml'.</text:p>
      <text:p text:style-name="P3">2024-04-07 15:15:46,927 INFO impl.YarnClientImpl: Submitted application application_1712475447562_0007</text:p>
      <text:p text:style-name="P3">2024-04-07 15:15:47,005 INFO mapreduce.Job: The url to track the job: http://hadoop1-VirtualBox:8088/proxy/application_1712475447562_0007/</text:p>
      <text:p text:style-name="P3">2024-04-07 15:15:47,008 INFO mapreduce.Job: Running job: job_1712475447562_0007</text:p>
      <text:p text:style-name="P3"><text:soft-page-break/>2024-04-07 15:15:55,452 INFO mapreduce.Job: Job job_1712475447562_0007 running in uber mode : false</text:p>
      <text:p text:style-name="P3">2024-04-07 15:15:55,455 INFO mapreduce.Job: <text:s/>map 0% reduce 0%</text:p>
      <text:p text:style-name="P3">2024-04-07 15:16:03,882 INFO mapreduce.Job: <text:s/>map 100% reduce 0%</text:p>
      <text:p text:style-name="P3">2024-04-07 15:16:09,986 INFO mapreduce.Job: <text:s/>map 100% reduce 100%</text:p>
      <text:p text:style-name="P3">2024-04-07 15:16:11,047 INFO mapreduce.Job: Job job_1712475447562_0007 completed successfully</text:p>
      <text:p text:style-name="P3">2024-04-07 15:16:11,459 INFO mapreduce.Job: Counters: 54</text:p>
      <text:p text:style-name="P3"><text:tab/>File System Counters</text:p>
      <text:p text:style-name="P3"><text:tab/><text:tab/>FILE: Number of bytes read=94</text:p>
      <text:p text:style-name="P3"><text:tab/><text:tab/>FILE: Number of bytes written=838048</text:p>
      <text:p text:style-name="P3"><text:tab/><text:tab/>FILE: Number of read operations=0</text:p>
      <text:p text:style-name="P3"><text:tab/><text:tab/>FILE: Number of large read operations=0</text:p>
      <text:p text:style-name="P3"><text:tab/><text:tab/>FILE: Number of write operations=0</text:p>
      <text:p text:style-name="P3"><text:tab/><text:tab/>HDFS: Number of bytes read=300</text:p>
      <text:p text:style-name="P3"><text:tab/><text:tab/>HDFS: Number of bytes written=17</text:p>
      <text:p text:style-name="P3"><text:tab/><text:tab/>HDFS: Number of read operations=11</text:p>
      <text:p text:style-name="P3"><text:tab/><text:tab/>HDFS: Number of large read operations=0</text:p>
      <text:p text:style-name="P3"><text:tab/><text:tab/>HDFS: Number of write operations=2</text:p>
      <text:p text:style-name="P3"><text:tab/><text:tab/>HDFS: Number of bytes read erasure-coded=0</text:p>
      <text:p text:style-name="P3"><text:tab/>Job Counters </text:p>
      <text:p text:style-name="P3"><text:tab/><text:tab/>Launched map tasks=2</text:p>
      <text:p text:style-name="P3"><text:tab/><text:tab/>Launched reduce tasks=1</text:p>
      <text:p text:style-name="P3"><text:tab/><text:tab/>Data-local map tasks=2</text:p>
      <text:p text:style-name="P3"><text:tab/><text:tab/>Total time spent by all maps in occupied slots (ms)=11030</text:p>
      <text:p text:style-name="P3"><text:tab/><text:tab/>Total time spent by all reduces in occupied slots (ms)=4098</text:p>
      <text:p text:style-name="P3"><text:tab/><text:tab/>Total time spent by all map tasks (ms)=11030</text:p>
      <text:p text:style-name="P3"><text:tab/><text:tab/>Total time spent by all reduce tasks (ms)=4098</text:p>
      <text:p text:style-name="P3"><text:tab/><text:tab/>Total vcore-milliseconds taken by all map tasks=11030</text:p>
      <text:p text:style-name="P3"><text:tab/><text:tab/>Total vcore-milliseconds taken by all reduce tasks=4098</text:p>
      <text:p text:style-name="P3"><text:tab/><text:tab/>Total megabyte-milliseconds taken by all map tasks=11294720</text:p>
      <text:p text:style-name="P3"><text:tab/><text:tab/>Total megabyte-milliseconds taken by all reduce tasks=4196352</text:p>
      <text:p text:style-name="P3"><text:tab/>Map-Reduce Framework</text:p>
      <text:p text:style-name="P3"><text:tab/><text:tab/>Map input records=9</text:p>
      <text:p text:style-name="P3"><text:tab/><text:tab/>Map output records=8</text:p>
      <text:p text:style-name="P3"><text:tab/><text:tab/>Map output bytes=72</text:p>
      <text:p text:style-name="P3"><text:tab/><text:tab/>Map output materialized bytes=100</text:p>
      <text:p text:style-name="P3"><text:tab/><text:tab/>Input split bytes=202</text:p>
      <text:p text:style-name="P3"><text:tab/><text:tab/>Combine input records=0</text:p>
      <text:p text:style-name="P3"><text:tab/><text:tab/>Combine output records=0</text:p>
      <text:p text:style-name="P3"><text:tab/><text:tab/>Reduce input groups=2</text:p>
      <text:p text:style-name="P3"><text:tab/><text:tab/>Reduce shuffle bytes=100</text:p>
      <text:p text:style-name="P3"><text:tab/><text:tab/>Reduce input records=8</text:p>
      <text:p text:style-name="P3"><text:tab/><text:tab/>Reduce output records=2</text:p>
      <text:p text:style-name="P3"><text:tab/><text:tab/>Spilled Records=16</text:p>
      <text:p text:style-name="P3"><text:tab/><text:tab/>Shuffled Maps =2</text:p>
      <text:p text:style-name="P3"><text:tab/><text:tab/>Failed Shuffles=0</text:p>
      <text:p text:style-name="P3"><text:tab/><text:tab/>Merged Map outputs=2</text:p>
      <text:p text:style-name="P3"><text:tab/><text:tab/>GC time elapsed (ms)=420</text:p>
      <text:p text:style-name="P3"><text:tab/><text:tab/>CPU time spent (ms)=5360</text:p>
      <text:p text:style-name="P3"><text:tab/><text:tab/>Physical memory (bytes) snapshot=956010496</text:p>
      <text:p text:style-name="P3"><text:tab/><text:tab/>Virtual memory (bytes) snapshot=7681781760</text:p>
      <text:p text:style-name="P3"><text:soft-page-break/><text:tab/><text:tab/>Total committed heap usage (bytes)=802160640</text:p>
      <text:p text:style-name="P3"><text:tab/><text:tab/>Peak Map Physical memory (bytes)=355471360</text:p>
      <text:p text:style-name="P3"><text:tab/><text:tab/>Peak Map Virtual memory (bytes)=2561716224</text:p>
      <text:p text:style-name="P3"><text:tab/><text:tab/>Peak Reduce Physical memory (bytes)=246169600</text:p>
      <text:p text:style-name="P3"><text:tab/><text:tab/>Peak Reduce Virtual memory (bytes)=2563518464</text:p>
      <text:p text:style-name="P3"><text:tab/>Shuffle Errors</text:p>
      <text:p text:style-name="P3"><text:tab/><text:tab/>BAD_ID=0</text:p>
      <text:p text:style-name="P3"><text:tab/><text:tab/>CONNECTION=0</text:p>
      <text:p text:style-name="P3"><text:tab/><text:tab/>IO_ERROR=0</text:p>
      <text:p text:style-name="P3"><text:tab/><text:tab/>WRONG_LENGTH=0</text:p>
      <text:p text:style-name="P3"><text:tab/><text:tab/>WRONG_MAP=0</text:p>
      <text:p text:style-name="P3"><text:tab/><text:tab/>WRONG_REDUCE=0</text:p>
      <text:p text:style-name="P3"><text:tab/>File Input Format Counters </text:p>
      <text:p text:style-name="P3"><text:tab/><text:tab/>Bytes Read=98</text:p>
      <text:p text:style-name="P3"><text:tab/>File Output Format Counters </text:p>
      <text:p text:style-name="P3"><text:tab/><text:tab/>Bytes Written=17</text:p>
      <text:p text:style-name="P3">2024-04-07 15:16:11,460 INFO streaming.StreamJob: Output directory: /matrix_output</text:p>
      <text:p text:style-name="P3">hadoop1@hadoop1-VirtualBox:~$ </text:p>
      <text:p text:style-name="P3"/>
      <text:p text:style-name="P3"/>
      <text:p text:style-name="P3"/>
      <text:p text:style-name="P3"/>
      <text:p text:style-name="P3">hadoop1@hadoop1-VirtualBox:~$ hdfs dfs -ls /matrix_output</text:p>
      <text:p text:style-name="P3">Found 2 items</text:p>
      <text:p text:style-name="P3">-rw-r--r-- <text:s text:c="2"/>1 hadoop1 supergroup <text:s text:c="9"/>0 2024-04-07 15:16 /matrix_output/_SUCCESS</text:p>
      <text:p text:style-name="P3">-rw-r--r-- <text:s text:c="2"/>1 hadoop1 supergroup <text:s text:c="8"/>17 2024-04-07 15:16 /matrix_output/part-00000</text:p>
      <text:p text:style-name="P3">hadoop1@hadoop1-VirtualBox:~$ hdfs dfs -cat /matrix_output/part-00000</text:p>
      <text:p text:style-name="P3">(0,1)<text:tab/>6</text:p>
      <text:p text:style-name="P3">(1,1)<text:tab/>1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2:23:50.699423756</meta:creation-date>
    <dc:date>2024-04-07T15:19:03.799485846</dc:date>
    <meta:editing-duration>PT22M49S</meta:editing-duration>
    <meta:editing-cycles>1</meta:editing-cycles>
    <meta:document-statistic meta:table-count="0" meta:image-count="0" meta:object-count="0" meta:page-count="5" meta:paragraph-count="195" meta:word-count="901" meta:character-count="9054" meta:non-whitespace-character-count="7619"/>
    <meta:generator>LibreOffice/7.3.7.2$Linux_X86_64 LibreOffice_project/30$Build-2</meta:generator>
  </office:meta>
</office:document-meta>
</file>